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Serial String Communication for HERO</text:p>
      <text:p text:style-name="P2"/>
      <text:p text:style-name="P3">Sensor ESP32</text:p>
      <text:p text:style-name="P4">sensor data string</text:p>
      <text:p text:style-name="Standard"><text:span text:style-name="T5">“SENSOUT,[tof_front],[tof_back],[hc_left],[hc_right],[hc_frontLeft],[hc_frontRight],[hc_down], [icm _pitch],[icm_roll],[icm_magX],[icm_magY],[icm_magZ],[icm_temp],[ina_vbus]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4-12-09T13:06:00Z</meta:creation-date>
    <dc:date>2025-01-08T13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33" meta:character-count="244" meta:row-count="1" meta:non-whitespace-character-count="212"/>
  </office:meta>
</office:document-meta>
</file>